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D0000049CBB06C5F086E02F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4.9673in" draw:z-index="0"><draw:image xlink:href="Pictures/100000010000066D0000049CBB06C5F086E02F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30:42.616000000</dc:date>
    <meta:editing-duration>PT8M14S</meta:editing-duration>
    <meta:editing-cycles>11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